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name="a31dcce">
      <style:paragraph-properties/>
    </style:style>
    <style:style style:family="paragraph" style:name="a15dfbf">
      <style:paragraph-properties/>
    </style:style>
    <style:style style:family="paragraph" style:name="a04cea6">
      <style:paragraph-properties/>
    </style:style>
    <style:style style:family="paragraph" style:name="ae4d84f">
      <style:paragraph-properties/>
      <style:text-properties fo:font-size="11pt" fo:font-weight="bold" style:font-name-asian="Cambria" style:font-size-asian="11pt" style:font-weight-asian="bold"/>
    </style:style>
    <style:style style:family="table-cell" style:name="a84e94f">
      <style:table-cell-properties fo:border-bottom="0.18mm solid #000000" fo:border-left="0.18mm solid #000000" fo:border-right="0.18mm solid #000000" fo:border-top="1.59mm solid #000000" fo:padding-bottom="0.0mm" fo:padding-left="1.91mm" fo:padding-right="1.91mm" fo:padding-top="0.0mm"/>
    </style:style>
    <style:style style:family="paragraph" style:name="ae40351">
      <style:paragraph-properties/>
      <style:text-properties fo:font-size="11pt" style:font-name-asian="Cambria" style:font-size-asian="11pt"/>
    </style:style>
    <style:style style:family="table-cell" style:name="ac285e8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b5cb1">
      <style:paragraph-properties/>
      <style:text-properties fo:font-size="11pt" style:font-name-asian="Cambria" style:font-size-asian="11pt"/>
    </style:style>
    <style:style style:family="table-cell" style:name="af0a7ca">
      <style:table-cell-properties fo:border-bottom="2.12mm solid #000000" fo:border-left="0.18mm solid #000000" fo:border-right="0.18mm solid #000000" fo:border-top="2.12mm solid #FF0000" fo:padding-bottom="0.0mm" fo:padding-left="1.91mm" fo:padding-right="1.91mm" fo:padding-top="0.0mm"/>
    </style:style>
    <style:style style:family="paragraph" style:name="a19c3b7">
      <style:paragraph-properties/>
      <style:text-properties fo:font-size="11pt" style:font-name-asian="Cambria" style:font-size-asian="11pt"/>
    </style:style>
    <style:style style:family="table-cell" style:name="a3822d3">
      <style:table-cell-properties fo:border-bottom="2.12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98ce3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1e698a">
      <style:table-cell-properties fo:border-bottom="1.59mm solid #000000" fo:border-left="1.59mm solid #000000" fo:border-right="1.59mm solid #000000" fo:border-top="0.18mm solid #000000" fo:padding-bottom="0.0mm" fo:padding-left="1.91mm" fo:padding-right="1.91mm" fo:padding-top="0.0mm"/>
    </style:style>
    <style:style style:family="paragraph" style:name="af5244f">
      <style:paragraph-properties/>
      <style:text-properties fo:country="DE" fo:font-size="11pt" fo:language="de" style:font-name-asian="Cambria" style:font-size-asian="11pt"/>
    </style:style>
    <style:style style:family="table-cell" style:name="ac3efb3">
      <style:table-cell-properties fo:border-bottom="0.18mm solid #000000" fo:border-left="2.12mm solid #FF0000" fo:border-right="1.59mm solid #000000" fo:border-top="0.18mm solid #000000" fo:padding-bottom="0.0mm" fo:padding-left="1.91mm" fo:padding-right="1.91mm" fo:padding-top="0.0mm"/>
    </style:style>
    <style:style style:family="paragraph" style:name="a877f38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paragraph" style:name="a859d19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70c895">
      <style:table-cell-properties fo:border-bottom="2.12mm solid #FF0000" fo:border-left="2.12mm solid #FF0000" fo:border-right="2.12mm solid #FF0000" fo:border-top="2.12mm solid #FF0000" fo:padding-bottom="0.0mm" fo:padding-left="1.91mm" fo:padding-right="1.91mm" fo:padding-top="0.0mm"/>
    </style:style>
    <style:style style:family="paragraph" style:name="a25e798">
      <style:paragraph-properties/>
      <style:text-properties fo:country="DE" fo:font-size="11pt" fo:language="de" style:font-name-asian="Cambria" style:font-size-asian="11pt"/>
    </style:style>
    <style:style style:family="table-cell" style:name="a100dfe">
      <style:table-cell-properties fo:border-bottom="0.18mm solid #000000" fo:border-left="0.18mm solid #000000" fo:border-right="2.12mm solid #FF0000" fo:border-top="0.18mm solid #000000" fo:padding-bottom="0.0mm" fo:padding-left="1.91mm" fo:padding-right="1.91mm" fo:padding-top="0.0mm"/>
    </style:style>
    <style:style style:family="paragraph" style:name="acc12bb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73f732">
      <style:table-cell-properties fo:border-bottom="0.18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paragraph" style:name="aae0674">
      <style:paragraph-properties/>
      <style:text-properties fo:country="DE" fo:font-size="11pt" fo:language="de" style:font-name-asian="Cambria" style:font-size-asian="11pt"/>
    </style:style>
    <style:style style:family="paragraph" style:name="ad80400">
      <style:paragraph-properties/>
      <style:text-properties fo:country="DE" fo:font-size="11pt" fo:font-weight="bold" fo:language="de" style:font-name-asian="Cambria" style:font-size-asian="11pt" style:font-weight-asian="bold"/>
    </style:style>
    <style:style style:family="table-cell" style:name="ab26db5">
      <style:table-cell-properties fo:background-color="#00B050" fo:border-bottom="0.18mm solid #000000" fo:border-left="0.18mm solid #000000" fo:border-right="1.59mm solid #000000" fo:border-top="0.18mm solid #000000" fo:padding-bottom="0.0mm" fo:padding-left="1.91mm" fo:padding-right="1.91mm" fo:padding-top="0.0mm"/>
    </style:style>
    <style:style style:family="paragraph" style:name="a2ea96e">
      <style:paragraph-properties/>
      <style:text-properties fo:country="DE" fo:font-size="11pt" fo:language="de" style:font-name-asian="Cambria" style:font-size-asian="11pt"/>
    </style:style>
    <style:style style:family="table-cell" style:name="a68990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c3057">
      <style:table-row-properties style:row-height="25.01mm"/>
    </style:style>
    <style:style style:family="paragraph" style:name="a493859">
      <style:paragraph-properties/>
      <style:text-properties fo:country="DE" fo:font-size="11pt" fo:language="de" style:font-name-asian="Cambria" style:font-size-asian="11pt"/>
    </style:style>
    <style:style style:family="table-cell" style:name="a6face3">
      <style:table-cell-properties fo:border-bottom="1.59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9a29a">
      <style:paragraph-properties/>
      <style:text-properties fo:background-color="#FF0000" fo:country="DE" fo:font-size="11pt" fo:language="de" style:font-name-asian="Cambria" style:font-size-asian="11pt"/>
    </style:style>
    <style:style style:family="paragraph" style:name="a30078b">
      <style:paragraph-properties/>
      <style:text-properties fo:background-color="#FF0000" fo:country="DE" fo:font-size="11pt" fo:language="de" style:font-name-asian="Cambria" style:font-size-asian="11pt"/>
    </style:style>
    <style:style style:family="table-cell" style:name="aaa50f3">
      <style:table-cell-properties fo:border-bottom="0.18mm solid #000000" fo:border-left="1.59mm solid #000000" fo:border-right="0.18mm solid #000000" fo:border-top="0.18mm solid #000000" fo:padding-bottom="0.0mm" fo:padding-left="1.91mm" fo:padding-right="1.91mm" fo:padding-top="0.0mm"/>
    </style:style>
    <style:style style:family="paragraph" style:name="ae01d8b">
      <style:paragraph-properties/>
      <style:text-properties fo:font-size="11pt" style:font-name-asian="Cambria" style:font-size-asian="11pt"/>
    </style:style>
    <style:style style:family="table-cell" style:name="a63ae94">
      <style:table-cell-properties fo:border-bottom="1.59mm solid #000000" fo:border-left="1.59mm solid #000000" fo:border-right="1.59mm solid #000000" fo:border-top="1.59mm solid #000000" fo:padding-bottom="0.0mm" fo:padding-left="1.91mm" fo:padding-right="1.91mm" fo:padding-top="0.0mm"/>
    </style:style>
    <style:style style:family="table-row" style:name="a5fb805">
      <style:table-row-properties style:row-height="40.01mm"/>
    </style:style>
    <style:style style:family="table-column" style:name="a49a581">
      <style:table-column-properties style:rel-column-width="25*"/>
    </style:style>
    <style:style style:family="table" style:name="ac4be19">
      <style:table-properties fo:margin-left="0.0mm" style:rel-width="100%"/>
    </style:style>
    <style:style style:family="paragraph" style:name="a19a3cf">
      <style:paragraph-properties/>
    </style:style>
    <style:style style:family="paragraph" style:name="a79d7d2">
      <style:paragraph-properties/>
    </style:style>
    <style:style style:family="paragraph" style:name="a1f7430">
      <style:paragraph-properties/>
    </style:style>
    <style:style style:family="paragraph" style:name="a32f49f">
      <style:paragraph-properties/>
    </style:style>
    <style:style style:family="paragraph" style:name="af66fc9">
      <style:paragraph-properties/>
      <style:text-properties fo:color="#000000" fo:country="DE" fo:language="de" style:font-name-asian="Cambria" style:font-size-asian="11pt"/>
    </style:style>
    <style:style style:family="table-cell" style:name="a8e11b1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7586b7">
      <style:paragraph-properties/>
      <style:text-properties fo:color="#000000" fo:country="DE" fo:language="de" style:font-name-asian="Cambria" style:font-size-asian="11pt"/>
    </style:style>
    <style:style style:family="table-cell" style:name="a8c7189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paragraph" style:name="a689fa6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ff7778">
      <style:table-cell-properties fo:border-bottom="0.35mm solid #000000" fo:border-left="none" fo:border-right="none" fo:border-top="none" fo:padding-bottom="0.0mm" fo:padding-left="1.91mm" fo:padding-right="1.91mm" fo:padding-top="0.0mm"/>
    </style:style>
    <style:style style:family="table-row" style:name="a001e7d">
      <style:table-row-properties style:row-height="15.01mm"/>
    </style:style>
    <style:style style:family="paragraph" style:name="a91c6ec">
      <style:paragraph-properties/>
      <style:text-properties fo:color="#000000" fo:country="DE" fo:language="de" style:font-name-asian="Cambria" style:font-size-asian="11pt"/>
    </style:style>
    <style:style style:family="table-cell" style:name="a0b3cf4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725fc5">
      <style:paragraph-properties/>
      <style:text-properties fo:color="#000000" fo:country="DE" fo:language="de" style:font-name-asian="Cambria" style:font-size-asian="11pt"/>
    </style:style>
    <style:style style:family="table-cell" style:name="a22878b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paragraph" style:name="a717616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688450">
      <style:table-cell-properties fo:background-color="#C0C0C0" fo:border-bottom="none" fo:border-left="none" fo:border-right="none" fo:border-top="none" fo:padding-bottom="0.0mm" fo:padding-left="1.91mm" fo:padding-right="1.91mm" fo:padding-top="0.0mm"/>
    </style:style>
    <style:style style:family="table-row" style:name="adef4fb">
      <style:table-row-properties style:row-height="15.01mm"/>
    </style:style>
    <style:style style:family="paragraph" style:name="ace8854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e6397d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3e4bd1">
      <style:paragraph-properties/>
      <style:text-properties fo:color="#000000" fo:country="DE" fo:font-weight="bold" fo:language="de" style:font-name-asian="Cambria" style:font-size-asian="11pt" style:font-weight-asian="bold" style:font-weight-complex="bold"/>
    </style:style>
    <style:style style:family="table-cell" style:name="adadb9b">
      <style:table-cell-properties fo:border-bottom="0.35mm solid #000000" fo:border-left="none" fo:border-right="none" fo:border-top="0.35mm solid #000000" fo:padding-bottom="0.0mm" fo:padding-left="1.91mm" fo:padding-right="1.91mm" fo:padding-top="0.0mm"/>
    </style:style>
    <style:style style:family="paragraph" style:name="a55244b">
      <style:paragraph-properties/>
      <style:text-properties fo:color="#000000" fo:country="DE" fo:font-weight="bold" fo:language="de" style:font-name="Adobe Caslon Pro" style:font-name-asian="Cambria" style:font-size-asian="11pt" style:font-weight-asian="bold" style:font-weight-complex="bold"/>
    </style:style>
    <style:style style:family="table-cell" style:name="abc90fc">
      <style:table-cell-properties fo:background-color="#548DD4" fo:border-bottom="0.35mm solid #000000" fo:border-left="none" fo:border-right="none" fo:border-top="0.35mm solid #000000" fo:padding-bottom="0.0mm" fo:padding-left="1.91mm" fo:padding-right="1.91mm" fo:padding-top="0.0mm"/>
    </style:style>
    <style:style style:family="table-row" style:name="abf2f46">
      <style:table-row-properties style:row-height="15.01mm"/>
    </style:style>
    <style:style style:family="table-column" style:name="a9d95e0">
      <style:table-column-properties style:rel-column-width="33*"/>
    </style:style>
    <style:style style:family="table" style:name="abe6747">
      <style:table-properties fo:margin-left="0.0mm" style:rel-width="100%"/>
    </style:style>
    <style:style style:family="paragraph" style:name="af4d652">
      <style:paragraph-properties/>
    </style:style>
    <style:style style:family="paragraph" style:name="a16d844">
      <style:paragraph-properties/>
    </style:style>
    <style:style style:family="paragraph" style:name="acc8ab1">
      <style:paragraph-properties/>
      <style:text-properties fo:font-size="11pt" style:font-name-asian="Cambria" style:font-size-asian="11pt"/>
    </style:style>
    <style:style style:family="table-cell" style:name="ad52fb8">
      <style:table-cell-properties fo:border-bottom="2.12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2c6009">
      <style:paragraph-properties/>
      <style:text-properties fo:font-size="11pt" style:font-name-asian="Cambria" style:font-size-asian="11pt"/>
    </style:style>
    <style:style style:family="table-cell" style:name="a1af801">
      <style:table-cell-properties fo:border-bottom="2.12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bcd5e6">
      <style:paragraph-properties/>
      <style:text-properties fo:font-size="11pt" style:font-name-asian="Cambria" style:font-size-asian="11pt"/>
    </style:style>
    <style:style style:family="table-cell" style:name="a032db0">
      <style:table-cell-properties fo:border-bottom="2.12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057891">
      <style:table-row-properties style:row-height="10.0mm"/>
    </style:style>
    <style:style style:family="paragraph" style:name="a8dc903">
      <style:paragraph-properties/>
      <style:text-properties fo:font-size="11pt" style:font-name-asian="Cambria" style:font-size-asian="11pt"/>
    </style:style>
    <style:style style:family="table-cell" style:name="a9247d4">
      <style:table-cell-properties fo:border-bottom="0.26mm solid #000000" fo:border-left="0.26mm solid #000000" fo:border-right="2.12mm solid #000000" fo:border-top="0.26mm solid #000000" fo:padding-bottom="0.0mm" fo:padding-left="1.91mm" fo:padding-right="1.91mm" fo:padding-top="0.0mm"/>
    </style:style>
    <style:style style:family="paragraph" style:name="a608cb0">
      <style:paragraph-properties/>
      <style:text-properties fo:font-size="11pt" style:font-name-asian="Cambria" style:font-size-asian="11pt"/>
    </style:style>
    <style:style style:family="table-cell" style:name="aeb2fc5">
      <style:table-cell-properties fo:border-bottom="0.26mm solid #000000" fo:border-left="0.26mm solid #000000" fo:border-right="0.26mm solid #000000" fo:border-top="0.26mm solid #000000" fo:padding-bottom="0.0mm" fo:padding-left="1.91mm" fo:padding-right="1.91mm" fo:padding-top="0.0mm"/>
    </style:style>
    <style:style style:family="paragraph" style:name="aaa2ea0">
      <style:paragraph-properties/>
      <style:text-properties fo:font-size="11pt" style:font-name-asian="Cambria" style:font-size-asian="11pt"/>
    </style:style>
    <style:style style:family="table-cell" style:name="a743a35">
      <style:table-cell-properties fo:border-bottom="2.12mm solid #000000" fo:border-left="none" fo:border-right="2.12mm solid #000000" fo:border-top="2.12mm solid #000000" fo:padding-bottom="0.0mm" fo:padding-left="1.91mm" fo:padding-right="1.91mm" fo:padding-top="0.0mm"/>
    </style:style>
    <style:style style:family="table-row" style:name="af9fe5b">
      <style:table-row-properties style:row-height="10.0mm"/>
    </style:style>
    <style:style style:family="paragraph" style:name="acb4cb2">
      <style:paragraph-properties/>
      <style:text-properties fo:font-size="11pt" style:font-name-asian="Cambria" style:font-size-asian="11pt"/>
    </style:style>
    <style:style style:family="table-cell" style:name="adcc846">
      <style:table-cell-properties fo:border-bottom="0.26mm solid #000000" fo:border-left="0.26mm solid #000000" fo:border-right="2.12mm solid #000000" fo:border-top="2.12mm solid #000000" fo:padding-bottom="0.0mm" fo:padding-left="1.91mm" fo:padding-right="1.91mm" fo:padding-top="0.0mm"/>
    </style:style>
    <style:style style:family="paragraph" style:name="afa2053">
      <style:paragraph-properties/>
      <style:text-properties fo:font-size="11pt" style:font-name-asian="Cambria" style:font-size-asian="11pt"/>
    </style:style>
    <style:style style:family="table-cell" style:name="a471be0">
      <style:table-cell-properties fo:border-bottom="0.26mm solid #000000" fo:border-left="0.26mm solid #000000" fo:border-right="0.26mm solid #000000" fo:border-top="2.12mm solid #000000" fo:padding-bottom="0.0mm" fo:padding-left="1.91mm" fo:padding-right="1.91mm" fo:padding-top="0.0mm"/>
    </style:style>
    <style:style style:family="paragraph" style:name="a35e5aa">
      <style:paragraph-properties/>
      <style:text-properties fo:font-size="11pt" style:font-name-asian="Cambria" style:font-size-asian="11pt"/>
    </style:style>
    <style:style style:family="table-cell" style:name="a908ea0">
      <style:table-cell-properties fo:border-bottom="0.26mm solid #000000" fo:border-left="2.12mm solid #000000" fo:border-right="0.26mm solid #000000" fo:border-top="2.12mm solid #000000" fo:padding-bottom="0.0mm" fo:padding-left="1.91mm" fo:padding-right="1.91mm" fo:padding-top="0.0mm"/>
    </style:style>
    <style:style style:family="table-row" style:name="af2f88e">
      <style:table-row-properties style:row-height="10.0mm"/>
    </style:style>
    <style:style style:family="table-column" style:name="a1a5443">
      <style:table-column-properties style:rel-column-width="33*"/>
    </style:style>
    <style:style style:family="table" style:name="abf64b5">
      <style:table-properties fo:margin-left="0.0mm" style:rel-width="100%"/>
    </style:style>
    <style:style style:family="paragraph" style:name="ad0d07b">
      <style:paragraph-properties/>
    </style:style>
    <style:style style:family="paragraph" style:name="ac4052e">
      <style:paragraph-properties/>
    </style:style>
    <style:style style:family="paragraph" style:name="afadd74">
      <style:paragraph-properties/>
    </style:style>
    <style:style style:family="paragraph" style:name="a86fe49">
      <style:paragraph-properties/>
    </style:style>
    <style:style style:family="paragraph" style:name="a35a58b">
      <style:paragraph-properties fo:text-align="center"/>
      <style:text-properties fo:color="#000000" fo:country="DE" fo:font-size="11pt" fo:language="de" style:font-size-asian="11pt"/>
    </style:style>
    <style:style style:family="table-cell" style:name="acc727e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d85e34">
      <style:paragraph-properties fo:text-align="center"/>
      <style:text-properties fo:color="#000000" fo:country="DE" fo:font-size="11pt" fo:language="de" style:font-size-asian="11pt"/>
    </style:style>
    <style:style style:family="table-cell" style:name="a60e04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1b2cf3">
      <style:paragraph-properties fo:text-align="center"/>
      <style:text-properties fo:color="#000000" fo:country="DE" fo:font-size="11pt" fo:language="de" style:font-size-asian="11pt"/>
    </style:style>
    <style:style style:family="table-cell" style:name="a84d046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5f46c9">
      <style:paragraph-properties fo:text-align="center"/>
      <style:text-properties fo:color="#000000" fo:country="DE" fo:font-size="11pt" fo:language="de" style:font-size-asian="11pt"/>
    </style:style>
    <style:style style:family="table-cell" style:name="a589f84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872da3">
      <style:paragraph-properties fo:text-align="center"/>
      <style:text-properties fo:color="#000000" fo:country="DE" fo:font-size="11pt" fo:language="de" style:font-size-asian="11pt"/>
    </style:style>
    <style:style style:family="table-cell" style:name="a728487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40e84">
      <style:paragraph-properties/>
      <style:text-properties fo:color="#000000" fo:country="DE" fo:font-size="11pt" fo:language="de" style:font-size-asian="11pt"/>
    </style:style>
    <style:style style:family="table-cell" style:name="a0da91a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5bee8c">
      <style:table-row-properties style:row-height="6.77mm"/>
    </style:style>
    <style:style style:family="paragraph" style:name="a809d8e">
      <style:paragraph-properties fo:text-align="center"/>
      <style:text-properties fo:color="#000000" fo:country="DE" fo:font-size="11pt" fo:language="de" style:font-size-asian="11pt"/>
    </style:style>
    <style:style style:family="table-cell" style:name="ae2cc19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d0beb8">
      <style:paragraph-properties fo:text-align="center"/>
      <style:text-properties fo:color="#000000" fo:country="DE" fo:font-size="11pt" fo:language="de" style:font-size-asian="11pt"/>
    </style:style>
    <style:style style:family="table-cell" style:name="a8a5c96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0a956">
      <style:paragraph-properties fo:text-align="center"/>
      <style:text-properties fo:color="#000000" fo:country="DE" fo:font-size="11pt" fo:language="de" style:font-size-asian="11pt"/>
    </style:style>
    <style:style style:family="table-cell" style:name="a6fdec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66c2c4">
      <style:paragraph-properties fo:text-align="center"/>
      <style:text-properties fo:color="#000000" fo:country="DE" fo:font-size="11pt" fo:language="de" style:font-size-asian="11pt"/>
    </style:style>
    <style:style style:family="table-cell" style:name="ae0d47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3f783a">
      <style:paragraph-properties fo:text-align="center"/>
      <style:text-properties fo:color="#000000" fo:country="DE" fo:font-size="11pt" fo:language="de" style:font-size-asian="11pt"/>
    </style:style>
    <style:style style:family="table-cell" style:name="aad9e2f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ea5af4">
      <style:paragraph-properties/>
      <style:text-properties fo:color="#000000" fo:country="DE" fo:font-size="11pt" fo:language="de" style:font-size-asian="11pt"/>
    </style:style>
    <style:style style:family="table-cell" style:name="ad7262e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daf0f3">
      <style:table-row-properties style:row-height="6.77mm"/>
    </style:style>
    <style:style style:family="paragraph" style:name="a6a475d">
      <style:paragraph-properties fo:text-align="center"/>
      <style:text-properties fo:color="#000000" fo:country="DE" fo:font-size="11pt" fo:language="de" style:font-size-asian="11pt"/>
    </style:style>
    <style:style style:family="table-cell" style:name="a732f42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53a8b8">
      <style:paragraph-properties fo:text-align="center"/>
      <style:text-properties fo:color="#000000" fo:country="DE" fo:font-size="11pt" fo:language="de" style:font-size-asian="11pt"/>
    </style:style>
    <style:style style:family="table-cell" style:name="adf5be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709c16">
      <style:paragraph-properties fo:text-align="center"/>
      <style:text-properties fo:color="#000000" fo:country="DE" fo:font-size="11pt" fo:language="de" style:font-size-asian="11pt"/>
    </style:style>
    <style:style style:family="table-cell" style:name="aeecb1f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87300">
      <style:paragraph-properties fo:text-align="center"/>
      <style:text-properties fo:color="#000000" fo:country="DE" fo:font-size="11pt" fo:language="de" style:font-size-asian="11pt"/>
    </style:style>
    <style:style style:family="table-cell" style:name="a63cbed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4eb64">
      <style:paragraph-properties fo:text-align="center"/>
      <style:text-properties fo:color="#000000" fo:country="DE" fo:font-size="11pt" fo:language="de" style:font-size-asian="11pt"/>
    </style:style>
    <style:style style:family="table-cell" style:name="af466fe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d3111e">
      <style:paragraph-properties/>
      <style:text-properties fo:color="#000000" fo:country="DE" fo:font-size="11pt" fo:language="de" style:font-size-asian="11pt"/>
    </style:style>
    <style:style style:family="table-cell" style:name="a6689f3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9f78c4">
      <style:table-row-properties style:row-height="6.77mm"/>
    </style:style>
    <style:style style:family="paragraph" style:name="a52202f">
      <style:paragraph-properties fo:text-align="center"/>
      <style:text-properties fo:color="#000000" fo:country="DE" fo:font-size="11pt" fo:language="de" style:font-size-asian="11pt"/>
    </style:style>
    <style:style style:family="table-cell" style:name="aec4b1d">
      <style:table-cell-properties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4baa8e">
      <style:paragraph-properties fo:text-align="center"/>
      <style:text-properties fo:color="#000000" fo:country="DE" fo:font-size="11pt" fo:language="de" style:font-size-asian="11pt"/>
    </style:style>
    <style:style style:family="table-cell" style:name="aa47829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f6506">
      <style:paragraph-properties fo:text-align="center"/>
      <style:text-properties fo:color="#000000" fo:country="DE" fo:font-size="11pt" fo:language="de" style:font-size-asian="11pt"/>
    </style:style>
    <style:style style:family="table-cell" style:name="a30d3b5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99325f">
      <style:paragraph-properties fo:text-align="center"/>
      <style:text-properties fo:color="#000000" fo:country="DE" fo:font-size="11pt" fo:language="de" style:font-size-asian="11pt"/>
    </style:style>
    <style:style style:family="table-cell" style:name="a2114d4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459b58">
      <style:paragraph-properties fo:text-align="center"/>
      <style:text-properties fo:color="#000000" fo:country="DE" fo:font-size="11pt" fo:language="de" style:font-size-asian="11pt"/>
    </style:style>
    <style:style style:family="table-cell" style:name="abef4c0">
      <style:table-cell-properties fo:border-bottom="none" fo:border-left="none" fo:border-right="none" fo:border-top="none" fo:padding-bottom="0.0mm" fo:padding-left="1.91mm" fo:padding-right="1.91mm" fo:padding-top="0.0mm"/>
    </style:style>
    <style:style style:family="paragraph" style:name="afd7005">
      <style:paragraph-properties/>
      <style:text-properties fo:color="#000000" fo:country="DE" fo:font-size="11pt" fo:language="de" style:font-size-asian="11pt"/>
    </style:style>
    <style:style style:family="table-cell" style:name="ad438f6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2d473f">
      <style:table-row-properties style:row-height="6.77mm"/>
    </style:style>
    <style:style style:family="paragraph" style:name="a508f8f">
      <style:paragraph-properties fo:text-align="center"/>
      <style:text-properties fo:color="#000000" fo:country="DE" fo:font-size="11pt" fo:language="de" style:font-size-asian="11pt"/>
    </style:style>
    <style:style style:family="table-cell" style:name="a15714b">
      <style:table-cell-properties fo:background-color="#D3DFEE" fo:border-bottom="none" fo:border-left="none" fo:border-right="0.35mm solid #4F81BD" fo:border-top="none" fo:padding-bottom="0.0mm" fo:padding-left="1.91mm" fo:padding-right="1.91mm" fo:padding-top="0.0mm"/>
    </style:style>
    <style:style style:family="paragraph" style:name="ac10c2c">
      <style:paragraph-properties fo:text-align="center"/>
      <style:text-properties fo:color="#000000" fo:country="DE" fo:font-size="11pt" fo:language="de" style:font-size-asian="11pt"/>
    </style:style>
    <style:style style:family="table-cell" style:name="a93383a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7c0700">
      <style:paragraph-properties fo:text-align="center"/>
      <style:text-properties fo:color="#000000" fo:country="DE" fo:font-size="11pt" fo:language="de" style:font-size-asian="11pt"/>
    </style:style>
    <style:style style:family="table-cell" style:name="aeab9a1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985ebc">
      <style:paragraph-properties fo:text-align="center"/>
      <style:text-properties fo:color="#000000" fo:country="DE" fo:font-size="11pt" fo:language="de" style:font-size-asian="11pt"/>
    </style:style>
    <style:style style:family="table-cell" style:name="a768292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1e971">
      <style:paragraph-properties fo:text-align="center"/>
      <style:text-properties fo:color="#000000" fo:country="DE" fo:font-size="11pt" fo:language="de" style:font-size-asian="11pt"/>
    </style:style>
    <style:style style:family="table-cell" style:name="ab8a000">
      <style:table-cell-properties fo:background-color="#D3DFEE" fo:border-bottom="none" fo:border-left="none" fo:border-right="none" fo:border-top="none" fo:padding-bottom="0.0mm" fo:padding-left="1.91mm" fo:padding-right="1.91mm" fo:padding-top="0.0mm"/>
    </style:style>
    <style:style style:family="paragraph" style:name="aed77b2">
      <style:paragraph-properties/>
      <style:text-properties fo:color="#000000" fo:country="DE" fo:font-size="11pt" fo:language="de" style:font-size-asian="11pt"/>
    </style:style>
    <style:style style:family="table-cell" style:name="a954b14">
      <style:table-cell-properties fo:background-color="#FFFFFF" fo:border-bottom="none" fo:border-left="none" fo:border-right="0.35mm solid #4F81BD" fo:border-top="none" fo:padding-bottom="0.0mm" fo:padding-left="1.91mm" fo:padding-right="1.91mm" fo:padding-top="0.0mm"/>
    </style:style>
    <style:style style:family="table-row" style:name="ab0707e">
      <style:table-row-properties style:row-height="6.77mm"/>
    </style:style>
    <style:style style:family="paragraph" style:name="a3af9f7">
      <style:paragraph-properties fo:text-align="center"/>
      <style:text-properties fo:color="#000000" fo:country="DE" fo:font-size="11pt" fo:language="de" style:font-size-asian="11pt"/>
    </style:style>
    <style:style style:family="table-cell" style:name="ad9fbc2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0bab1d">
      <style:paragraph-properties fo:text-align="center"/>
      <style:text-properties fo:color="#000000" fo:country="DE" fo:font-size="11pt" fo:language="de" style:font-size-asian="11pt"/>
    </style:style>
    <style:style style:family="table-cell" style:name="af12c87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90fa2b">
      <style:paragraph-properties fo:text-align="center"/>
      <style:text-properties fo:color="#000000" fo:country="DE" fo:font-size="11pt" fo:language="de" style:font-size-asian="11pt"/>
    </style:style>
    <style:style style:family="table-cell" style:name="a8be2fe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5d32f0">
      <style:paragraph-properties fo:text-align="center"/>
      <style:text-properties fo:color="#000000" fo:country="DE" fo:font-size="11pt" fo:language="de" style:font-size-asian="11pt"/>
    </style:style>
    <style:style style:family="table-cell" style:name="af87217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a06812">
      <style:paragraph-properties fo:text-align="center"/>
      <style:text-properties fo:color="#000000" fo:country="DE" fo:font-size="11pt" fo:language="de" style:font-size-asian="11pt"/>
    </style:style>
    <style:style style:family="table-cell" style:name="a67b35a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paragraph" style:name="afed063">
      <style:paragraph-properties/>
      <style:text-properties fo:color="#000000" fo:country="DE" fo:font-size="11pt" fo:language="de" style:font-size-asian="11pt"/>
    </style:style>
    <style:style style:family="table-cell" style:name="a095f0d">
      <style:table-cell-properties fo:background-color="#FFFFFF" fo:border-bottom="1.06mm solid #4F81BD" fo:border-left="none" fo:border-right="none" fo:border-top="none" fo:padding-bottom="0.0mm" fo:padding-left="1.91mm" fo:padding-right="1.91mm" fo:padding-top="0.0mm"/>
    </style:style>
    <style:style style:family="table-row" style:name="ade9707">
      <style:table-row-properties style:row-height="6.77mm"/>
    </style:style>
    <style:style style:family="table-column" style:name="af07603">
      <style:table-column-properties style:rel-column-width="16*"/>
    </style:style>
    <style:style style:family="table-column" style:name="a5c1fd8">
      <style:table-column-properties style:rel-column-width="17*"/>
    </style:style>
    <style:style style:family="table-column" style:name="ad48d95">
      <style:table-column-properties style:rel-column-width="16*"/>
    </style:style>
    <style:style style:family="table" style:name="a75c2ac">
      <style:table-properties fo:margin-left="0.0mm" style:rel-width="100%"/>
    </style:style>
    <style:style style:family="paragraph" style:name="a861d88">
      <style:paragraph-properties/>
    </style:style>
    <style:style style:family="paragraph" style:name="ad06d7f">
      <style:paragraph-properties/>
    </style:style>
    <style:style style:family="paragraph" style:name="ae2cb01">
      <style:paragraph-properties/>
    </style:style>
    <style:style style:family="paragraph" style:name="ae6b694">
      <style:paragraph-properties/>
      <style:text-properties fo:country="DE" fo:font-size="11pt" fo:language="de" style:font-name-asian="Cambria" style:font-size-asian="11pt"/>
    </style:style>
    <style:style style:family="table-cell" style:name="a4252c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0ed00">
      <style:paragraph-properties/>
      <style:text-properties fo:country="DE" fo:font-size="11pt" fo:language="de" style:font-name-asian="Cambria" style:font-size-asian="11pt"/>
    </style:style>
    <style:style style:family="table-cell" style:name="a40685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7e753">
      <style:paragraph-properties/>
      <style:text-properties fo:country="DE" fo:font-size="11pt" fo:language="de" style:font-name-asian="Cambria" style:font-size-asian="11pt"/>
    </style:style>
    <style:style style:family="table-cell" style:name="acadeb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2ed4f">
      <style:paragraph-properties/>
      <style:text-properties fo:country="DE" fo:font-size="11pt" fo:language="de" style:font-name-asian="Cambria" style:font-size-asian="11pt"/>
    </style:style>
    <style:style style:family="table-cell" style:name="ad8fad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c62c0">
      <style:table-row-properties style:row-height="10.0mm"/>
    </style:style>
    <style:style style:family="paragraph" style:name="ad8270d">
      <style:paragraph-properties/>
      <style:text-properties fo:country="DE" fo:font-size="11pt" fo:language="de" style:font-name-asian="Cambria" style:font-size-asian="11pt"/>
    </style:style>
    <style:style style:family="table-cell" style:name="afe0ef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6a218">
      <style:paragraph-properties/>
      <style:text-properties fo:country="DE" fo:font-size="11pt" fo:language="de" style:font-name-asian="Cambria" style:font-size-asian="11pt"/>
    </style:style>
    <style:style style:family="table-cell" style:name="a2e3da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d737a">
      <style:paragraph-properties/>
      <style:text-properties fo:country="DE" fo:font-size="11pt" fo:language="de" style:font-name-asian="Cambria" style:font-size-asian="11pt"/>
    </style:style>
    <style:style style:family="table-cell" style:name="a97c2a7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32a2b">
      <style:paragraph-properties/>
      <style:text-properties fo:country="DE" fo:font-size="11pt" fo:language="de" style:font-name-asian="Cambria" style:font-size-asian="11pt"/>
    </style:style>
    <style:style style:family="table-cell" style:name="a61649c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57f209">
      <style:table-row-properties style:row-height="10.0mm"/>
    </style:style>
    <style:style style:family="paragraph" style:name="aaa95eb">
      <style:paragraph-properties/>
      <style:text-properties fo:country="DE" fo:font-size="11pt" fo:language="de" style:font-name-asian="Cambria" style:font-size-asian="11pt"/>
    </style:style>
    <style:style style:family="table-cell" style:name="a0c9f7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4f66e">
      <style:paragraph-properties/>
      <style:text-properties fo:country="DE" fo:font-size="11pt" fo:language="de" style:font-name-asian="Cambria" style:font-size-asian="11pt"/>
    </style:style>
    <style:style style:family="table-cell" style:name="a78b010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9147d">
      <style:paragraph-properties/>
      <style:text-properties fo:country="DE" fo:font-size="11pt" fo:language="de" style:font-name-asian="Cambria" style:font-size-asian="11pt"/>
    </style:style>
    <style:style style:family="table-cell" style:name="a0a2a61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28d89">
      <style:paragraph-properties/>
      <style:text-properties fo:country="DE" fo:font-size="11pt" fo:language="de" style:font-name-asian="Cambria" style:font-size-asian="11pt"/>
    </style:style>
    <style:style style:family="table-cell" style:name="aa4fe0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143ac">
      <style:table-row-properties style:row-height="20.0mm"/>
    </style:style>
    <style:style style:family="paragraph" style:name="a9148cc">
      <style:paragraph-properties/>
      <style:text-properties fo:country="DE" fo:font-size="11pt" fo:language="de" style:font-name-asian="Cambria" style:font-size-asian="11pt"/>
    </style:style>
    <style:style style:family="table-cell" style:name="a5c1ef1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7f440">
      <style:paragraph-properties/>
      <style:text-properties fo:country="DE" fo:font-size="11pt" fo:language="de" style:font-name-asian="Cambria" style:font-size-asian="11pt"/>
    </style:style>
    <style:style style:family="table-cell" style:name="a92fe23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6bb67">
      <style:paragraph-properties/>
      <style:text-properties fo:country="DE" fo:font-size="11pt" fo:language="de" style:font-name-asian="Cambria" style:font-size-asian="11pt"/>
    </style:style>
    <style:style style:family="table-cell" style:name="a52546a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70e35">
      <style:paragraph-properties/>
      <style:text-properties fo:country="DE" fo:font-size="11pt" fo:language="de" style:font-name-asian="Cambria" style:font-size-asian="11pt"/>
    </style:style>
    <style:style style:family="table-cell" style:name="ac0b609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99bcc8">
      <style:table-row-properties style:row-height="10.0mm"/>
    </style:style>
    <style:style style:family="table-column" style:name="aee87ff">
      <style:table-column-properties style:rel-column-width="25*"/>
    </style:style>
    <style:style style:family="table" style:name="afb12f6">
      <style:table-properties fo:margin-left="0.0mm" style:rel-width="100%"/>
    </style:style>
    <style:style style:family="paragraph" style:name="a7f6369">
      <style:paragraph-properties/>
    </style:style>
    <style:style style:family="paragraph" style:name="a73585e">
      <style:paragraph-properties/>
    </style:style>
    <style:style style:family="paragraph" style:name="a84c6d3">
      <style:paragraph-properties/>
    </style:style>
    <style:style style:family="paragraph" style:name="a35c02a">
      <style:paragraph-properties/>
    </style:style>
    <style:style style:family="table" style:name="a780235">
      <style:table-properties fo:margin-left="0.0mm" style:rel-width="100%"/>
    </style:style>
    <style:style style:family="table-column" style:name="a843d32">
      <style:table-column-properties style:rel-column-width="25*"/>
    </style:style>
  </office:automatic-styles>
  <office:body>
    <office:text>
      <text:p text:style-name="a35c02a">Tables</text:p>
      <text:p text:style-name="a84c6d3">Examples</text:p>
      <text:h text:outline-level="2" text:style-name="a73585e">Table with different background colors (hard coded)</text:h>
      <text:p text:style-name="a7f6369"/>
      <table:table table:style-name="a780235">
        <table:table-column table:number-columns-repeated="3" table:style-name="a843d32"/>
        <table:table-row table:style-name="a99bcc8">
          <table:table-cell table:style-name="a52546a">
            <text:p text:style-name="a96bb67">2</text:p>
          </table:table-cell>
          <table:table-cell table:style-name="a92fe23">
            <text:p text:style-name="a87f440">3</text:p>
          </table:table-cell>
          <table:table-cell table:style-name="a5c1ef1">
            <text:p text:style-name="a9148cc">4</text:p>
          </table:table-cell>
        </table:table-row>
        <table:table-row table:style-name="a3143ac">
          <table:table-cell table:style-name="a0a2a61">
            <text:p text:style-name="ab9147d">6</text:p>
          </table:table-cell>
          <table:table-cell table:style-name="a78b010">
            <text:p text:style-name="a94f66e">7</text:p>
          </table:table-cell>
          <table:table-cell table:style-name="a0c9f77">
            <text:p text:style-name="aaa95eb">8</text:p>
          </table:table-cell>
        </table:table-row>
        <table:table-row table:style-name="a57f209">
          <table:table-cell table:style-name="a97c2a7">
            <text:p text:style-name="a6d737a">10</text:p>
          </table:table-cell>
          <table:table-cell table:style-name="a2e3da3">
            <text:p text:style-name="ae6a218">11</text:p>
          </table:table-cell>
          <table:table-cell table:style-name="afe0efb">
            <text:p text:style-name="ad8270d">12</text:p>
          </table:table-cell>
        </table:table-row>
        <table:table-row table:style-name="a9c62c0">
          <table:table-cell table:style-name="acadebb">
            <text:p text:style-name="a87e753">14</text:p>
          </table:table-cell>
          <table:table-cell table:style-name="a40685c">
            <text:p text:style-name="a20ed00">15</text:p>
          </table:table-cell>
          <table:table-cell table:style-name="a4252c8">
            <text:p text:style-name="ae6b694">16</text:p>
          </table:table-cell>
        </table:table-row>
      </table:table>
      <text:p text:style-name="ae2cb01"/>
      <text:h text:outline-level="2" text:style-name="ad06d7f">Table with different background colors (theme, toggle background)</text:h>
      <text:p text:style-name="a861d88"/>
      <table:table table:style-name="a75c2ac">
        <table:table-column table:style-name="ad48d95"/>
        <table:table-column table:number-columns-repeated="4" table:style-name="a5c1fd8"/>
        <table:table-column table:style-name="af07603"/>
        <table:table-row table:style-name="ade9707">
          <table:table-cell table:style-name="a095f0d">
            <text:p text:style-name="afed063">Point</text:p>
          </table:table-cell>
          <table:table-cell table:style-name="a67b35a">
            <text:p text:style-name="aa06812">Point A</text:p>
          </table:table-cell>
          <table:table-cell table:style-name="af87217">
            <text:p text:style-name="a5d32f0">Point B</text:p>
          </table:table-cell>
          <table:table-cell table:style-name="a8be2fe">
            <text:p text:style-name="a90fa2b">Point C</text:p>
          </table:table-cell>
          <table:table-cell table:style-name="af12c87">
            <text:p text:style-name="a0bab1d">Point D</text:p>
          </table:table-cell>
          <table:table-cell table:style-name="ad9fbc2">
            <text:p text:style-name="a3af9f7">Point E</text:p>
          </table:table-cell>
        </table:table-row>
        <table:table-row table:style-name="ab0707e">
          <table:table-cell table:style-name="a954b14">
            <text:p text:style-name="aed77b2">Point A</text:p>
          </table:table-cell>
          <table:table-cell table:style-name="ab8a000">
            <text:p text:style-name="ae1e971">—</text:p>
          </table:table-cell>
          <table:table-cell table:style-name="a768292">
            <text:p text:style-name="a985ebc"/>
          </table:table-cell>
          <table:table-cell table:style-name="aeab9a1">
            <text:p text:style-name="a7c0700"/>
          </table:table-cell>
          <table:table-cell table:style-name="a93383a">
            <text:p text:style-name="ac10c2c"/>
          </table:table-cell>
          <table:table-cell table:style-name="a15714b">
            <text:p text:style-name="a508f8f"/>
          </table:table-cell>
        </table:table-row>
        <table:table-row table:style-name="a2d473f">
          <table:table-cell table:style-name="ad438f6">
            <text:p text:style-name="afd7005">Point B</text:p>
          </table:table-cell>
          <table:table-cell table:style-name="abef4c0">
            <text:p text:style-name="a459b58">87</text:p>
          </table:table-cell>
          <table:table-cell table:style-name="a2114d4">
            <text:p text:style-name="a99325f">—</text:p>
          </table:table-cell>
          <table:table-cell table:style-name="a30d3b5">
            <text:p text:style-name="a9f6506"/>
          </table:table-cell>
          <table:table-cell table:style-name="aa47829">
            <text:p text:style-name="a4baa8e"/>
          </table:table-cell>
          <table:table-cell table:style-name="aec4b1d">
            <text:p text:style-name="a52202f"/>
          </table:table-cell>
        </table:table-row>
        <table:table-row table:style-name="a9f78c4">
          <table:table-cell table:style-name="a6689f3">
            <text:p text:style-name="ad3111e">Point C</text:p>
          </table:table-cell>
          <table:table-cell table:style-name="af466fe">
            <text:p text:style-name="ad4eb64">64</text:p>
          </table:table-cell>
          <table:table-cell table:style-name="a63cbed">
            <text:p text:style-name="ad87300">56</text:p>
          </table:table-cell>
          <table:table-cell table:style-name="aeecb1f">
            <text:p text:style-name="a709c16">—</text:p>
          </table:table-cell>
          <table:table-cell table:style-name="adf5bef">
            <text:p text:style-name="a53a8b8"/>
          </table:table-cell>
          <table:table-cell table:style-name="a732f42">
            <text:p text:style-name="a6a475d"/>
          </table:table-cell>
        </table:table-row>
        <table:table-row table:style-name="adaf0f3">
          <table:table-cell table:style-name="ad7262e">
            <text:p text:style-name="aea5af4">Point D</text:p>
          </table:table-cell>
          <table:table-cell table:style-name="aad9e2f">
            <text:p text:style-name="a3f783a">37</text:p>
          </table:table-cell>
          <table:table-cell table:style-name="ae0d470">
            <text:p text:style-name="a66c2c4">32</text:p>
          </table:table-cell>
          <table:table-cell table:style-name="a6fdec0">
            <text:p text:style-name="ae0a956">91</text:p>
          </table:table-cell>
          <table:table-cell table:style-name="a8a5c96">
            <text:p text:style-name="ad0beb8">—</text:p>
          </table:table-cell>
          <table:table-cell table:style-name="ae2cc19">
            <text:p text:style-name="a809d8e"/>
          </table:table-cell>
        </table:table-row>
        <table:table-row table:style-name="a5bee8c">
          <table:table-cell table:style-name="a0da91a">
            <text:p text:style-name="ae40e84">Point E</text:p>
          </table:table-cell>
          <table:table-cell table:style-name="a728487">
            <text:p text:style-name="a872da3">93</text:p>
          </table:table-cell>
          <table:table-cell table:style-name="a589f84">
            <text:p text:style-name="a5f46c9">35</text:p>
          </table:table-cell>
          <table:table-cell table:style-name="a84d046">
            <text:p text:style-name="a1b2cf3">54</text:p>
          </table:table-cell>
          <table:table-cell table:style-name="a60e04f">
            <text:p text:style-name="ad85e34">43</text:p>
          </table:table-cell>
          <table:table-cell table:style-name="acc727e">
            <text:p text:style-name="a35a58b">—</text:p>
          </table:table-cell>
        </table:table-row>
      </table:table>
      <text:p text:style-name="a86fe49"/>
      <text:p text:style-name="afadd74"/>
      <text:h text:outline-level="2" text:style-name="ac4052e">Thick table border, but cell can overrule table border</text:h>
      <text:p text:style-name="ad0d07b"/>
      <table:table table:style-name="abf64b5">
        <table:table-column table:number-columns-repeated="3" table:style-name="a1a5443"/>
        <table:table-row table:style-name="af2f88e">
          <table:table-cell table:style-name="a908ea0">
            <text:p text:style-name="a35e5aa"/>
          </table:table-cell>
          <table:table-cell table:style-name="a471be0">
            <text:p text:style-name="afa2053"/>
          </table:table-cell>
          <table:table-cell table:style-name="adcc846">
            <text:p text:style-name="acb4cb2"/>
          </table:table-cell>
        </table:table-row>
        <table:table-row table:style-name="af9fe5b">
          <table:table-cell table:style-name="a743a35">
            <text:p text:style-name="aaa2ea0"/>
          </table:table-cell>
          <table:table-cell table:style-name="aeb2fc5">
            <text:p text:style-name="a608cb0"/>
          </table:table-cell>
          <table:table-cell table:style-name="a9247d4">
            <text:p text:style-name="a8dc903"/>
          </table:table-cell>
        </table:table-row>
        <table:table-row table:style-name="a057891">
          <table:table-cell table:style-name="a032db0">
            <text:p text:style-name="abcd5e6"/>
          </table:table-cell>
          <table:table-cell table:style-name="a1af801">
            <text:p text:style-name="a2c6009"/>
          </table:table-cell>
          <table:table-cell table:style-name="ad52fb8">
            <text:p text:style-name="acc8ab1"/>
          </table:table-cell>
        </table:table-row>
      </table:table>
      <text:p text:style-name="a16d844"/>
      <text:h text:outline-level="2" text:style-name="af4d652">Table with background color for top-left, top-right, bottom-left and bottom-right cell</text:h>
      <table:table table:style-name="abe6747">
        <table:table-column table:number-columns-repeated="3" table:style-name="a9d95e0"/>
        <table:table-row table:style-name="abf2f46">
          <table:table-cell table:style-name="abc90fc">
            <text:p text:style-name="a55244b">Erste Ecke oben links</text:p>
          </table:table-cell>
          <table:table-cell table:style-name="adadb9b">
            <text:p text:style-name="a3e4bd1">1</text:p>
          </table:table-cell>
          <table:table-cell table:style-name="ae6397d">
            <text:p text:style-name="ace8854">2</text:p>
          </table:table-cell>
        </table:table-row>
        <table:table-row table:style-name="adef4fb">
          <table:table-cell table:style-name="a688450">
            <text:p text:style-name="a717616">Zweite Ecke oben links</text:p>
          </table:table-cell>
          <table:table-cell table:style-name="a22878b">
            <text:p text:style-name="a725fc5">3</text:p>
          </table:table-cell>
          <table:table-cell table:style-name="a0b3cf4">
            <text:p text:style-name="a91c6ec">4</text:p>
          </table:table-cell>
        </table:table-row>
        <table:table-row table:style-name="a001e7d">
          <table:table-cell table:style-name="aff7778">
            <text:p text:style-name="a689fa6">Dritte Ecke oben links</text:p>
          </table:table-cell>
          <table:table-cell table:style-name="a8c7189">
            <text:p text:style-name="a7586b7">5</text:p>
          </table:table-cell>
          <table:table-cell table:style-name="a8e11b1">
            <text:p text:style-name="af66fc9">6</text:p>
          </table:table-cell>
        </table:table-row>
      </table:table>
      <text:p text:style-name="a32f49f"/>
      <text:p text:style-name="a1f7430"/>
      <text:h text:outline-level="2" text:style-name="a79d7d2">Funny Table</text:h>
      <text:p text:style-name="a19a3cf"/>
      <table:table table:style-name="ac4be19">
        <table:table-column table:number-columns-repeated="4" table:style-name="a49a581"/>
        <table:table-row table:style-name="a5fb805">
          <table:table-cell table:style-name="a63ae94">
            <text:p text:style-name="ae01d8b">A big cell with thick border</text:p>
          </table:table-cell>
          <table:table-cell table:style-name="aaa50f3">
            <text:p text:style-name="a30078b">Para1</text:p>
            <text:p text:style-name="ac9a29a">Para2</text:p>
          </table:table-cell>
          <table:table-cell table:style-name="a6face3">
            <text:p text:style-name="a493859">Hello world!</text:p>
          </table:table-cell>
        </table:table-row>
        <table:table-row table:style-name="aac3057">
          <table:table-cell table:style-name="a689907">
            <text:p text:style-name="a2ea96e"/>
          </table:table-cell>
          <table:table-cell table:style-name="ab26db5">
            <text:p text:style-name="ad80400">Cell background is green.</text:p>
            <text:p text:style-name="aae0674"/>
          </table:table-cell>
          <table:table-cell table:style-name="a73f732">
            <text:p text:style-name="acc12bb"/>
          </table:table-cell>
        </table:table-row>
        <table:table-row>
          <table:table-cell table:style-name="a100dfe">
            <text:p text:style-name="a25e798"/>
          </table:table-cell>
          <table:table-cell table:style-name="a70c895">
            <text:p text:style-name="a859d19">Thick red border</text:p>
            <text:p text:style-name="a877f38"/>
          </table:table-cell>
          <table:table-cell table:style-name="ac3efb3">
            <text:p text:style-name="af5244f"/>
          </table:table-cell>
          <table:table-cell table:style-name="a1e698a">
            <text:p text:style-name="ae98ce3"/>
          </table:table-cell>
        </table:table-row>
        <table:table-row>
          <table:table-cell table:style-name="a3822d3">
            <text:p text:style-name="a19c3b7">Thick border at bottom of 3 cells</text:p>
          </table:table-cell>
          <table:table-cell table:style-name="af0a7ca">
            <text:p text:style-name="abb5cb1"/>
          </table:table-cell>
          <table:table-cell table:style-name="ac285e8">
            <text:p text:style-name="ae40351"/>
          </table:table-cell>
          <table:table-cell table:style-name="a84e94f">
            <text:p text:style-name="ae4d84f">Normal border here...</text:p>
          </table:table-cell>
        </table:table-row>
      </table:table>
      <text:p text:style-name="a04cea6"/>
      <text:p text:style-name="a15dfbf"/>
      <text:p text:style-name="a31dcc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Cambria" svg:font-family="Cambria" svg:panose-1="2 4 5 3 5 4 6 3 2 4"/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style style:display-name="Default Paragraph Font" style:family="text" style:name="DefaultParagraphFont" style:parent-style-name="default_character_style"/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Subtitle Char" style:family="text" style:name="SubtitleChar" style:parent-style-name="DefaultParagraph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le Char" style:family="text" style:name="TitleChar" style:parent-style-name="DefaultParagraphFont">
      <style:text-properties fo:color="#17365D" fo:font-size="26pt" fo:letter-spacing="0.09mm" style:font-name="Calibri" style:font-name-asian="MS Gothic" style:font-name-complex="Times New Roman" style:font-size-asian="26pt"/>
    </style:style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pt" fo:font-style="normal" fo:font-weight="normal" fo:language="en" fo:letter-spacing="normal" style:font-name="Cambria" style:font-name-asian="MS Mincho" style:font-name-complex="Times New Roman" style:font-size-asian="12pt" style:font-style-asian="normal" style:font-style-complex="normal" style:font-weight-asian="normal" style:font-weight-complex="normal" style:text-position="0% 100%"/>
    </style:default-style>
    <style:style style:default-outline-level="1" style:display-name="Heading 1" style:family="paragraph" style:name="Heading1" style:parent-style-name="Normal">
      <style:paragraph-properties fo:margin-top="8.47mm"/>
      <style:text-properties fo:color="#345A8A" fo:font-size="16pt" fo:font-weight="bold" style:font-name="Calibri" style:font-name-asian="MS Gothic" style:font-name-complex="Times New Roman" style:font-size-asian="16pt" style:font-weight-asian="bold" style:font-weight-complex="bold"/>
    </style:style>
    <style:style style:default-outline-level="2" style:display-name="Heading 2" style:family="paragraph" style:name="Heading2" style:parent-style-name="Normal">
      <style:paragraph-properties fo:margin-top="3.53mm"/>
      <style:text-properties fo:color="#4F81BD" fo:font-size="13pt" fo:font-weight="bold" style:font-name="Calibri" style:font-name-asian="MS Gothic" style:font-name-complex="Times New Roman" style:font-size-asian="13pt" style:font-weight-asian="bold" style:font-weight-complex="bold"/>
    </style:style>
    <style:style style:display-name="Normal" style:family="paragraph" style:name="Normal" style:parent-style-name="default_paragraph_style"/>
    <style:style style:display-name="Subtitle" style:family="paragraph" style:name="Subtitle" style:parent-style-name="Normal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le" style:family="paragraph" style:name="Title" style:parent-style-name="Normal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pt" fo:letter-spacing="0.09mm" style:font-name="Calibri" style:font-name-asian="MS Gothic" style:font-name-complex="Times New Roman" style:font-size-asian="26pt"/>
    </style:style>
  </office:styles>
  <office:automatic-styles/>
  <office:master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264S</meta:editing-duration>
  </office:meta>
</office:document-meta>
</file>